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style:font-face style:name="Times" svg:font-family="Times"/>
  </office:font-face-decls>
  <office:automatic-styles>
    <style:style style:name="P1" style:family="paragraph" style:parent-style-name="Standard">
      <style:paragraph-properties fo:text-align="center"/>
      <style:text-properties style:font-name="Calibri" fo:font-size="10.0pt"/>
    </style:style>
    <style:style style:name="P2" style:family="paragraph" style:parent-style-name="Standard">
      <style:text-properties style:font-name="Calibri" fo:font-size="10.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Calibri" fo:font-size="10.0pt"/>
    </style:style>
    <style:style style:name="P4" style:family="paragraph" style:parent-style-name="Standard">
      <style:paragraph-properties fo:margin-left="0.5000in" fo:text-indent="-0.5000in">
        <style:tab-stops>
          <style:tab-stop style:position="0.1528in"/>
          <style:tab-stop style:position="0.5000in"/>
        </style:tab-stops>
      </style:paragraph-properties>
      <style:text-properties style:font-name="Calibri" fo:font-size="10.0pt" fo:background-color="#ffff00"/>
    </style:style>
    <style:style style:name="P5" style:family="paragraph" style:parent-style-name="Standard">
      <style:text-properties style:font-name="Calibri" fo:font-size="11.0pt"/>
    </style:style>
    <style:style style:name="P6"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style:text-position="super 100%"/>
    </style:style>
    <style:style style:name="T3" style:family="text">
      <style:text-properties fo:background-color="#ffff00"/>
    </style:style>
    <style:style style:name="T4" style:family="text">
      <style:text-properties style:text-line-through-style="solid"/>
    </style:style>
    <style:style style:name="T5" style:family="text">
      <style:text-properties fo:font-weight="bold" fo:font-weight-asian="bold" fo:font-weight-complex="bold" style:text-line-through-style="solid"/>
    </style:style>
    <style:style style:name="T6" style:family="text">
      <style:text-properties fo:font-size="9.0pt" fo:font-size-asian="9.0pt" fo:font-size-complex="9.0pt" fo:font-style="italic" fo:font-style-asian="italic" fo:font-style-complex="italic" fo:color="#0000ff"/>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office:automatic-styles>
  <office:body>
    <office:text>
      <text:p text:style-name="P1"><text:span text:style-name="T1">- - STATUTS DU BORDEL - -</text:span></text:p>
      <text:p text:style-name="P2"><text:span text:style-name="T1">article 1 : NOM</text:span></text:p>
      <text:p text:style-name="P2">&gt; Il est fondé entre les adhérents aux présents statuts une association régie par la loi du 1<text:span text:style-name="T2">er</text:span><text:s/>juillet 1901 et le décret du 16 août 1901, ayant pour titre : <text:span text:style-name="T3">le CUBI ou l’IVRE ou autre...</text:span></text:p>
      <text:p text:style-name="P2"/>
      <text:p text:style-name="P2"><text:span text:style-name="T1">article 2 : BUT OBJET</text:span></text:p>
      <text:p text:style-name="P2">&gt; L’association vise à stimuler/encourager la réalisation d’expériences de création à caractère divers. </text:p>
      <text:p text:style-name="P2"><text:tab/>TEST SAMUEL COMMENT</text:p>
      <text:p text:style-name="P2">&gt; A cette fin, l’association propose une action triple :</text:p>
      <text:list text:style-name="L1">
        <text:list-item>
          <text:p text:style-name="P3">produire et accompagner les idées proposées selon les modalités explicités dans le règlement intérieur.</text:p>
        </text:list-item>
        <text:list-item>
          <text:p text:style-name="P3">// produire et accompagner vs soutenir</text:p>
        </text:list-item>
        <text:list-item>
          <text:p text:style-name="P3">archiver <text:span text:style-name="T4">(et diffuser)</text:span><text:s/>les idées réalisées selon les modalités explicités dans le règlement intérieur.</text:p>
        </text:list-item>
        <text:list-item>
          <text:p text:style-name="P3">organiser des événements pouvant comprendre une activité économique servant à alimenter la caisse de production selon les modalités explicités dans le règlement intérieur.</text:p>
        </text:list-item>
      </text:list>
      <text:p text:style-name="P2"/>
      <text:p text:style-name="P2"><text:span text:style-name="T1">article 3 : SIEGE SOCIAL</text:span></text:p>
      <text:p text:style-name="P2">&gt; Le siège social est fixé à Paris.</text:p>
      <text:p text:style-name="P2">&gt; Il pourra être transféré par décision du conseil d’administration.</text:p>
      <text:p text:style-name="P2"/>
      <text:p text:style-name="P2"><text:span text:style-name="T1">article 4 : DUREE</text:span></text:p>
      <text:p text:style-name="P2">&gt; La durée de l’association se limite dans un premier temps à l’accompagnement et archivage de <text:span text:style-name="T3">49</text:span><text:s/>idées.</text:p>
      <text:p text:style-name="P2">&gt; Au terme de cette période pourra être décidé en assemblée générale extraordinaire sa dissolution ou sa prolongation.</text:p>
      <text:p text:style-name="P2"/>
      <text:p text:style-name="P2"><text:span text:style-name="T1">article 5 : COMPOSITION</text:span></text:p>
      <text:p text:style-name="P2">&gt; L’association se compose de :</text:p>
      <text:list text:style-name="L1">
        <text:list-item>
          <text:p text:style-name="P4">membres d’or - membres durs - membres solides - membres sup.</text:p>
        </text:list-item>
      </text:list>
      <text:p text:style-name="P2">C’est à ceux-ci que revient l’administration et l’organisation des actions de l’association (voir article 2).</text:p>
      <text:list text:style-name="L1">
        <text:list-item>
          <text:p text:style-name="P4">membres de caca - membres molles &amp; mous - membres liquides - membres inf.</text:p>
        </text:list-item>
      </text:list>
      <text:p text:style-name="P2">Ces membres sont invités à assister aux événements privés de l’association ainsi qu’à s’inscrire à la newsletter de l’association. Si leur rôle est d’avantage d’observation, il leur est attribué un pouvoir de vote lors des assemblées générales (article 10).</text:p>
      <text:p text:style-name="P2"/>
      <text:p text:style-name="P2">// l’association peut elle se composer de personnes morales ? C-a-d une autre association peut devenir membre par exemple ?</text:p>
      <text:p text:style-name="P2"/>
      <text:p text:style-name="P2"><text:span text:style-name="T1">article 6 : ADMISSION</text:span></text:p>
      <text:p text:style-name="P2">&gt; L’association est ouverte à tous, sans condition ni distinction.</text:p>
      <text:p text:style-name="P2"/>
      <text:p text:style-name="P2"><text:span text:style-name="T1">article 7 : MEMBRES – COTISATION</text:span></text:p>
      <text:p text:style-name="P2">&gt; Sont membres molles &amp; mous celles et ceux qui ont rempli le formulaire d’inscription (nom prénom tel adresse?) et qui versent une cotisation annuelle.</text:p>
      <text:p text:style-name="P2">&gt; Sont membres durs celles et ceux qui versent un droit d’entrée de <text:span text:style-name="T3">XX</text:span>€ et qui sont cooptés à l’unanimité par les membres durs.</text:p>
      <text:p text:style-name="P2">// 20€ ? montant fixé dans le règlement intérieur ? Est ce une cotisation annuelle ? → plutôt non..</text:p>
      <text:p text:style-name="P2"/>
      <text:p text:style-name="P2"><text:span text:style-name="T1">article 8 : RADIATION</text:span></text:p>
      <text:p text:style-name="P2">&gt; La qualité de membre se perd par :</text:p>
      <text:list text:style-name="L2">
        <text:list-item>
          <text:p text:style-name="P3">démission </text:p>
        </text:list-item>
        <text:list-item>
          <text:p text:style-name="P3">//remplir un formulaire de démission en échange on te rend ta fiche de membre?</text:p>
        </text:list-item>
        <text:list-item>
          <text:p text:style-name="P3">radiation prononcée à l’unanimité par les membres du bureau.</text:p>
        </text:list-item>
        <text:list-item>
          <text:p text:style-name="P3">// ou à majorité?</text:p>
        </text:list-item>
      </text:list>
      <text:p text:style-name="P2">// les morts restent dans l’asso et doivent cotiser encore chaque année le double de la cotisation des vivants. haha</text:p>
      <text:p text:style-name="P2"/>
      <text:p text:style-name="P2"><text:span text:style-name="T1">article 9 : RESSOURCES</text:span></text:p>
      <text:p text:style-name="P2">&gt; Les ressources de l’association comprennent :</text:p>
      <text:list text:style-name="L2">
        <text:list-item>
          <text:p text:style-name="P3">les cotisations ;</text:p>
        </text:list-item>
        <text:list-item>
          <text:p text:style-name="P3">les dons manuels ;</text:p>
        </text:list-item>
        <text:list-item>
          <text:p text:style-name="P3">les recettes des activités économiques de l’association.</text:p>
        </text:list-item>
      </text:list>
      <text:p text:style-name="P2"/>
      <text:p text:style-name="P2">// ne stipulant pas les subventions d’etat, on ne peut pas en demander, il faudra changer les statuts pour pouvoir demander les subventions état/département/commune.</text:p>
      <text:p text:style-name="P2">// comment traiter de la question du prix libre ?</text:p>
      <text:p text:style-name="P2">// Si on ne fait que distribuer du vin à prix libre ? Est-ce une activité économique ? Le cadre des activités économique est assez stricte, mais les événements entre membres de l’association dans un cercle privé ne sont soumis à aucune démarche ou réglementation = on peut faire tourner de l’absinthe…</text:p>
      <text:p text:style-name="P2"/>
      <text:p text:style-name="P2"><text:span text:style-name="T1">article 10 : ASSEMBLÉE GÉNÉRALE ORDINAIRE</text:span></text:p>
      <text:p text:style-name="P2">&gt; L’assemblée générale ordinaire est ouverte à l’ensemble des membres.</text:p>
      <text:p text:style-name="P2">&gt; Elle se réunit une fois par année.</text:p>
      <text:p text:style-name="P2">//préciser un mois en particulier ? 1<text:span text:style-name="T2">er</text:span><text:s/>Avril ?</text:p>
      <text:p text:style-name="P2">&gt; Quinze jours au moins avant la date fixée, les membres de l'association sont convoqués par les soins du secrétaire. L'ordre du jour figure sur les convocations.</text:p>
      <text:p text:style-name="P2">// utile ? Peut etre pas...<text:line-break/>&gt; Le président, assisté des membres durs, préside l'assemblée et expose la situation et l’activité de l'association.<text:line-break/>&gt; Le trésorier rend compte de sa gestion et soumet les comptes annuels (bilan, compte de résultat et annexe) à l'approbation de l'assemblée. <text:line-break/>&gt; L’assemblée générale fixe le montant des cotisations annuelles et du droit d’entrée à verser par les différentes catégories de membres.</text:p>
      <text:p text:style-name="P2">// utile ? Peut etre pas...</text:p>
      <text:p text:style-name="P2">&gt; Ne peuvent être abordés que les points inscrits à l'ordre du jour.</text:p>
      <text:p text:style-name="P2">// utile ? Peut etre pas...</text:p>
      <text:p text:style-name="P2">&gt; Les décisions sont prises à la majorité des voix des membres présents ou représentés considérant le rapport suivant : 1 voix de membre dur = 10 voix de membre mou.</text:p>
      <text:p text:style-name="P2">// majorité à 50 %, à 2/3 ?</text:p>
      <text:p text:style-name="P2">&gt; Les membres durs ont la possibilité de voter par procuration ou à distance par un quelconque moyen de communication. Seules les voix des membres mous présents seront prises en compte dans le vote.</text:p>
      <text:p text:style-name="P2">//= les décisions sont prises par les membres du conseil d’administration majoritairement mais on laisse la possibilité aux membres mous d’avoir un poids..</text:p>
      <text:p text:style-name="P2">&gt; Toutes les délibérations sont prises à main levée.</text:p>
      <text:p text:style-name="P2">&gt; Les décisions des assemblées générales s’imposent à tous les membres, y compris absents ou représentés.</text:p>
      <text:p text:style-name="P2"/>
      <text:p text:style-name="P2"><text:span text:style-name="T1">article 11 : ASSEMBLÉE GÉNÉRALE EXTRAORDINAIRE</text:span></text:p>
      <text:p text:style-name="P2">&gt; Si besoin est, ou sur la demande de la moitié plus un des membres durs, le président peut convoquer une assemblée générale extraordinaire, suivant les modalités prévues aux présents statuts et uniquement pour modification des statuts ou la dissolution.</text:p>
      <text:p text:style-name="P2">&gt; Les modalités de convocation sont les mêmes que pour l’assemblée générale ordinaire.</text:p>
      <text:p text:style-name="P2">&gt; Les délibérations sont prises à la majorité des deux tiers des suffrages exprimés.</text:p>
      <text:p text:style-name="P2">// ouai pas très funki tout ça…</text:p>
      <text:p text:style-name="P2"/>
      <text:p text:style-name="P2"><text:span text:style-name="T5">article 12 : conseil d’administration</text:span></text:p>
      <text:p text:style-name="P2">&gt; L'association est dirigée par un conseil composé des membres durs.</text:p>
      <text:p text:style-name="P2">&gt; Le conseil d'administration se réunit physiquement ou virtuellement sur convocation du président, ou à la demande du quart de ses membres.</text:p>
      <text:p text:style-name="P2">&gt; Les décisions sont prises à la majorité des deux tiers des voix; en cas de partage, la voix du président est prépondérante.</text:p>
      <text:p text:style-name="P2">&gt; Tout membre du conseil qui, sans excuse, n'aura pas assisté à trois réunions consécutives sera considéré comme démissionnaire et perdra sa qualité de membre dur.</text:p>
      <text:p text:style-name="P2">// le CA ne sert peut être à rien et l’on pourrait se limiter à l’AG…</text:p>
      <text:p text:style-name="P2">// de plus l’identité de chaque membre du CA doit être communiquée à la prefecture = relou d’ajouter des membres durs…</text:p>
      <text:p text:style-name="P2"><text:span text:style-name="T1"/></text:p>
      <text:p text:style-name="P2"><text:span text:style-name="T5">article 13 : le bureau</text:span></text:p>
      <text:p text:style-name="P2">&gt; Le conseil d'administration élit parmi ses membres, selon un méthode votée à main levée, un bureau composé de :<text:line-break/>1) Un-e- président-e- ;<text:line-break/>2) Un-e- secrétaire ;<text:line-break/>3) Un-e- trésorier-e-.</text:p>
      <text:p text:style-name="P2">// le bureau s’occupe de la gestion administrative courante des décisions du CA.</text:p>
      <text:p text:style-name="P2">// l’identité de chaque membre du bureau doit être communiquée à la préfecture = relou d’ajouter des membres durs…</text:p>
      <text:p text:style-name="P2"><text:span text:style-name="T1"/></text:p>
      <text:p text:style-name="P2"><text:span text:style-name="T1">article 14 : INDEMNITÉ</text:span></text:p>
      <text:p text:style-name="P2">Toutes les fonctions sont gratuites et bénévoles.</text:p>
      <text:p text:style-name="P2">// article nécessaire ?</text:p>
      <text:p text:style-name="P2"/>
      <text:p text:style-name="P2"><text:span text:style-name="T1">article 15 : RÈGLEMENT INTÉRIEUR</text:span></text:p>
      <text:p text:style-name="P2">&gt; Un règlement intérieur est établi par le président et les membres durs. Il peut être modifié par ceux-ci et doit alors être approuvé par l'assemblée générale.<text:line-break/>&gt; Ce règlement est destiné à fixer les divers points non prévus par les présents statuts, notamment ceux qui ont trait à l'administration interne de l'association. </text:p>
      <text:p text:style-name="P2"/>
      <text:p text:style-name="P2"><text:span text:style-name="T1">article 16 : DISSOLUTION</text:span></text:p>
      <text:p text:style-name="P5">En cas de dissolution prononcée selon les modalités prévues à l’article 11, un ou plusieurs liquidateurs sont nommés, et l'actif net, s'il y a lieu, est dévolu à un organisme ayant un but non lucratif ou une association ayant des buts similaires<text:span text:style-name="T6"><text:s/></text:span>conformément aux décisions de l’assemblée générale extraordinaire qui statue sur la dissolution. L’actif net ne peut être dévolu à un membre de l’association, même partiellement, sauf reprise d’un apport.</text:p>
      <text:p text:style-name="P5"/>
      <text:p text:style-name="P5"/>
      <text:p text:style-name="P5"/>
      <text:p text:style-name="P5">Fait à Paris, le 28/02/17</text:p>
      <text:p text:style-name="P5"/>
      <text:p text:style-name="P5">// signature de deux représentants (nom prénom fonction) au moins, nécessaire pour la formalité de déclaration de l’association.</text:p>
      <text:p text:style-name="P5"/>
      <text:p text:style-name="P5">// président → jacob ?</text:p>
      <text:p text:style-name="P5">// secrétaire → ptolémé ?</text:p>
      <text:p text:style-name="P5">// trésorier → sam ?</text:p>
      <text:p text:style-name="P5">// vice-président(e-s) ?</text:p>
      <text:p text:style-name="P6"/>
      <text:p text:style-name="P6"/>
      <text:p text:style-name="P5"/>
      <text:p text:style-name="P5"/>
      <text:p text:style-name="P2">activité économique de l’asso</text:p>
      <text:p text:style-name="P2"><text:a xlink:type="simple" xlink:href="https://www.service-public.fr/associations/vosdroits/N22179">https://www.service-public.fr/associations/vosdroits/N22179</text:a></text:p>
      <text:p text:style-name="P2"/>
      <text:p text:style-name="P2">instances dirigeantes de l’asso</text:p>
      <text:p text:style-name="P2"><text:a xlink:type="simple" xlink:href="https://www.service-public.fr/associations/vosdroits/F1121">https://www.service-public.fr/associations/vosdroits/F112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office:meta>
</office:document-meta>
</file>